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4" style:family="table">
      <style:table-properties style:width="6.4354in" fo:margin-left="0.2194in" table:align="left"/>
    </style:style>
    <style:style style:name="Table54.A" style:family="table-column">
      <style:table-column-properties style:column-width="6.4354in"/>
    </style:style>
    <style:style style:name="Table54.1" style:family="table-row">
      <style:table-row-properties style:min-row-height="2.125in"/>
    </style:style>
    <style:style style:name="Table54.A1" style:family="table-cell">
      <style:table-cell-properties fo:background-color="#e6e6ff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2.3083in" style:rel-column-width="21846*"/>
    </style:style>
    <style:style style:name="Table3.C" style:family="table-column">
      <style:table-column-properties style:column-width="2.3083in" style:rel-column-width="21844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6.4354in" fo:margin-left="0.2194in" table:align="left"/>
    </style:style>
    <style:style style:name="Table5.A" style:family="table-column">
      <style:table-column-properties style:column-width="6.4354in"/>
    </style:style>
    <style:style style:name="Table5.1" style:family="table-row">
      <style:table-row-properties style:min-row-height="0.875in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8*"/>
    </style:style>
    <style:style style:name="Table9.B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="none"/>
    </style:style>
    <style:style style:name="Table4" style:family="table">
      <style:table-properties style:width="6.875in" table:align="left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4125in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4354in" fo:margin-left="0.2194in" table:align="left"/>
    </style:style>
    <style:style style:name="Table2.A" style:family="table-column">
      <style:table-column-properties style:column-width="6.4354in"/>
    </style:style>
    <style:style style:name="Table2.1" style:family="table-row">
      <style:table-row-properties style:min-row-height="2in"/>
    </style:style>
    <style:style style:name="Table2.A1" style:family="table-cell">
      <style:table-cell-properties fo:background-color="#e6e6ff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8*"/>
    </style:style>
    <style:style style:name="Table6.B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8*"/>
    </style:style>
    <style:style style:name="Table8.B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4354in" fo:margin-left="0.2194in" table:align="left"/>
    </style:style>
    <style:style style:name="Table11.A" style:family="table-column">
      <style:table-column-properties style:column-width="6.4354in"/>
    </style:style>
    <style:style style:name="Table11.1" style:family="table-row">
      <style:table-row-properties style:min-row-height="1.1875in"/>
    </style:style>
    <style:style style:name="Table11.A1" style:family="table-cell">
      <style:table-cell-properties fo:background-color="#e6e6ff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8*"/>
    </style:style>
    <style:style style:name="Table12.B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8*"/>
    </style:style>
    <style:style style:name="Table14.B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Standard">
      <style:text-properties fo:font-style="normal" fo:font-weight="bold" officeooo:rsid="05bb78e0" officeooo:paragraph-rsid="05e7b13c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5bb78e0" officeooo:paragraph-rsid="06923a9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5bb78e0" officeooo:paragraph-rsid="0768316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5bb78e0" officeooo:paragraph-rsid="078b693c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5bb78e0" officeooo:paragraph-rsid="0796eb29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officeooo:rsid="0593affb" officeooo:paragraph-rsid="074c6a17" style:font-style-asian="normal" style:font-style-complex="normal"/>
    </style:style>
    <style:style style:name="P9" style:family="paragraph" style:parent-style-name="Standard">
      <style:paragraph-properties fo:text-align="end" style:justify-single-word="false"/>
      <style:text-properties fo:font-weight="bold" officeooo:rsid="04b98620" officeooo:paragraph-rsid="05e7b13c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4b98620" officeooo:paragraph-rsid="06923a9c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4b98620" officeooo:paragraph-rsid="0768316c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officeooo:rsid="04b98620" officeooo:paragraph-rsid="078b693c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rsid="04b98620" officeooo:paragraph-rsid="0796eb29" style:font-weight-asian="bold" style:font-weight-complex="bold"/>
    </style:style>
    <style:style style:name="P14" style:family="paragraph" style:parent-style-name="Standard">
      <style:text-properties officeooo:paragraph-rsid="06923a9c"/>
    </style:style>
    <style:style style:name="P15" style:family="paragraph" style:parent-style-name="Standard">
      <style:text-properties officeooo:paragraph-rsid="0768316c"/>
    </style:style>
    <style:style style:name="P16" style:family="paragraph" style:parent-style-name="Standard">
      <style:text-properties officeooo:paragraph-rsid="078b693c"/>
    </style:style>
    <style:style style:name="P17" style:family="paragraph" style:parent-style-name="Standard">
      <style:text-properties officeooo:paragraph-rsid="0796eb29"/>
    </style:style>
    <style:style style:name="P18" style:family="paragraph" style:parent-style-name="Text_20_body">
      <style:text-properties officeooo:rsid="05e7b13c" officeooo:paragraph-rsid="05e7b13c"/>
    </style:style>
    <style:style style:name="P19" style:family="paragraph" style:parent-style-name="Text_20_body">
      <style:text-properties officeooo:rsid="05e7b13c" officeooo:paragraph-rsid="073aed82"/>
    </style:style>
    <style:style style:name="P20" style:family="paragraph" style:parent-style-name="Text_20_body">
      <style:text-properties officeooo:rsid="05e7b13c" officeooo:paragraph-rsid="074c6a17"/>
    </style:style>
    <style:style style:name="P21" style:family="paragraph" style:parent-style-name="Text_20_body">
      <style:text-properties fo:font-style="normal" officeooo:rsid="0750aec5" officeooo:paragraph-rsid="0750aec5" style:font-style-asian="normal" style:font-style-complex="normal"/>
    </style:style>
    <style:style style:name="P22" style:family="paragraph" style:parent-style-name="Text_20_body">
      <style:text-properties fo:font-style="normal" officeooo:rsid="07694e33" officeooo:paragraph-rsid="07694e33" style:font-style-asian="normal" style:font-style-complex="normal"/>
    </style:style>
    <style:style style:name="P23" style:family="paragraph" style:parent-style-name="Text_20_body">
      <style:text-properties fo:font-style="normal" officeooo:rsid="07694e33" officeooo:paragraph-rsid="076c15bc" style:font-style-asian="normal" style:font-style-complex="normal"/>
    </style:style>
    <style:style style:name="P24" style:family="paragraph" style:parent-style-name="Text_20_body">
      <style:text-properties fo:font-style="normal" officeooo:rsid="07694e33" officeooo:paragraph-rsid="078b693c" style:font-style-asian="normal" style:font-style-complex="normal"/>
    </style:style>
    <style:style style:name="P25" style:family="paragraph" style:parent-style-name="Text_20_body">
      <style:text-properties fo:font-style="normal" officeooo:rsid="0796eb29" officeooo:paragraph-rsid="0796eb29" style:font-style-asian="normal" style:font-style-complex="normal"/>
    </style:style>
    <style:style style:name="P26" style:family="paragraph" style:parent-style-name="Text_20_body">
      <style:text-properties fo:font-style="normal" officeooo:rsid="07979a8a" officeooo:paragraph-rsid="07979a8a" style:font-style-asian="normal" style:font-style-complex="normal"/>
    </style:style>
    <style:style style:name="P27" style:family="paragraph" style:parent-style-name="Text_20_body">
      <style:text-properties fo:font-style="normal" fo:font-weight="normal" officeooo:rsid="073d6871" officeooo:paragraph-rsid="073d6871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weight="bold" officeooo:rsid="073c17ae" officeooo:paragraph-rsid="073c17ae" style:font-weight-asian="bold" style:font-weight-complex="bold"/>
    </style:style>
    <style:style style:name="P29" style:family="paragraph" style:parent-style-name="Text_20_body">
      <style:text-properties fo:font-style="italic" fo:font-weight="normal" officeooo:rsid="073d6871" officeooo:paragraph-rsid="073d6871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officeooo:rsid="0746122b" officeooo:paragraph-rsid="0746122b"/>
    </style:style>
    <style:style style:name="P32" style:family="paragraph" style:parent-style-name="Text_20_body">
      <style:text-properties officeooo:rsid="076544ca" officeooo:paragraph-rsid="076544ca"/>
    </style:style>
    <style:style style:name="P33" style:family="paragraph" style:parent-style-name="Text_20_body">
      <style:text-properties officeooo:paragraph-rsid="076c15bc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officeooo:rsid="079b21b0" officeooo:paragraph-rsid="079b21b0"/>
    </style:style>
    <style:style style:name="P36" style:family="paragraph" style:parent-style-name="Text_20_body">
      <style:text-properties officeooo:rsid="079da696" officeooo:paragraph-rsid="079da696"/>
    </style:style>
    <style:style style:name="P37" style:family="paragraph" style:parent-style-name="Text_20_body">
      <style:text-properties officeooo:rsid="079fa60e" officeooo:paragraph-rsid="079fa60e"/>
    </style:style>
    <style:style style:name="P38" style:family="paragraph" style:parent-style-name="Text_20_body">
      <style:text-properties officeooo:rsid="07a217c2" officeooo:paragraph-rsid="07a217c2"/>
    </style:style>
    <style:style style:name="P39" style:family="paragraph" style:parent-style-name="Text_20_body">
      <style:paragraph-properties fo:text-align="center" style:justify-single-word="false"/>
      <style:text-properties officeooo:rsid="07a217c2" officeooo:paragraph-rsid="07a217c2"/>
    </style:style>
    <style:style style:name="P40" style:family="paragraph" style:parent-style-name="Text_20_body">
      <style:paragraph-properties fo:break-before="page"/>
      <style:text-properties officeooo:rsid="05e7b13c" officeooo:paragraph-rsid="078b693c"/>
    </style:style>
    <style:style style:name="P41" style:family="paragraph" style:parent-style-name="Table_20_Contents">
      <style:text-properties officeooo:rsid="0743f467" officeooo:paragraph-rsid="0743f467"/>
    </style:style>
    <style:style style:name="P42" style:family="paragraph" style:parent-style-name="Table_20_Contents">
      <style:text-properties officeooo:rsid="0743f467" officeooo:paragraph-rsid="0752d011"/>
    </style:style>
    <style:style style:name="P43" style:family="paragraph" style:parent-style-name="Table_20_Contents">
      <style:text-properties officeooo:rsid="07474314" officeooo:paragraph-rsid="0751aee7"/>
    </style:style>
    <style:style style:name="P44" style:family="paragraph" style:parent-style-name="Table_20_Contents">
      <style:text-properties officeooo:rsid="07474314" officeooo:paragraph-rsid="07566077"/>
    </style:style>
    <style:style style:name="P45" style:family="paragraph" style:parent-style-name="Table_20_Contents">
      <style:text-properties officeooo:rsid="074a82a3" officeooo:paragraph-rsid="0751aee7"/>
    </style:style>
    <style:style style:name="P46" style:family="paragraph" style:parent-style-name="Table_20_Contents">
      <style:text-properties officeooo:rsid="074a82a3" officeooo:paragraph-rsid="075803af"/>
    </style:style>
    <style:style style:name="P47" style:family="paragraph" style:parent-style-name="Table_20_Contents">
      <style:text-properties officeooo:rsid="074a82a3" officeooo:paragraph-rsid="0759b686"/>
    </style:style>
    <style:style style:name="P48" style:family="paragraph" style:parent-style-name="Table_20_Contents">
      <style:text-properties officeooo:rsid="0755b6bf" officeooo:paragraph-rsid="0755b6bf"/>
    </style:style>
    <style:style style:name="P49" style:family="paragraph" style:parent-style-name="Table_20_Contents">
      <style:text-properties officeooo:rsid="077a8fb3" officeooo:paragraph-rsid="077a8fb3"/>
    </style:style>
    <style:style style:name="P50" style:family="paragraph" style:parent-style-name="Table_20_Contents">
      <style:text-properties officeooo:rsid="0782d0be" officeooo:paragraph-rsid="0782d0be"/>
    </style:style>
    <style:style style:name="P51" style:family="paragraph" style:parent-style-name="Standard">
      <style:text-properties fo:font-style="normal" fo:font-weight="bold" officeooo:rsid="05bb78e0" officeooo:paragraph-rsid="07a6e1fe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end" style:justify-single-word="false"/>
      <style:text-properties fo:font-weight="bold" officeooo:rsid="04b98620" officeooo:paragraph-rsid="07a6e1fe" style:font-weight-asian="bold" style:font-weight-complex="bold"/>
    </style:style>
    <style:style style:name="P53" style:family="paragraph" style:parent-style-name="Standard">
      <style:text-properties officeooo:paragraph-rsid="07a6e1fe"/>
    </style:style>
    <style:style style:name="P54" style:family="paragraph" style:parent-style-name="Text_20_body" style:list-style-name="L1"/>
    <style:style style:name="P55" style:family="paragraph" style:parent-style-name="Text_20_body">
      <style:text-properties fo:font-style="normal" fo:font-weight="normal" officeooo:rsid="076b177c" officeooo:paragraph-rsid="07694e33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76b177c" officeooo:paragraph-rsid="07994901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76b177c" officeooo:paragraph-rsid="07a5a9ad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76b177c" officeooo:paragraph-rsid="07a6e1fe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76b177c" officeooo:paragraph-rsid="07a8a006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officeooo:rsid="07a5a9ad" officeooo:paragraph-rsid="07a6e1fe" style:font-style-asian="normal" style:font-style-complex="normal"/>
    </style:style>
    <style:style style:name="P61" style:family="paragraph" style:parent-style-name="Text_20_body" style:list-style-name="L2"/>
    <style:style style:name="P62" style:family="paragraph" style:parent-style-name="Text_20_body">
      <style:text-properties officeooo:rsid="07a6e1fe" officeooo:paragraph-rsid="07a6e1fe"/>
    </style:style>
    <style:style style:name="P63" style:family="paragraph" style:parent-style-name="Text_20_body">
      <style:text-properties officeooo:rsid="07a6e1fe" officeooo:paragraph-rsid="07a8a006"/>
    </style:style>
    <style:style style:name="P64" style:family="paragraph" style:parent-style-name="Text_20_body">
      <style:text-properties officeooo:rsid="079b21b0" officeooo:paragraph-rsid="07a8a006"/>
    </style:style>
    <style:style style:name="P65" style:family="paragraph" style:parent-style-name="Text_20_body">
      <style:text-properties officeooo:rsid="079da696" officeooo:paragraph-rsid="07a8a006"/>
    </style:style>
    <style:style style:name="P66" style:family="paragraph" style:parent-style-name="Text_20_body">
      <style:text-properties officeooo:rsid="079fa60e" officeooo:paragraph-rsid="07a8a006"/>
    </style:style>
    <style:style style:name="P67" style:family="paragraph" style:parent-style-name="Text_20_body">
      <style:text-properties officeooo:rsid="07ae88a8" officeooo:paragraph-rsid="07ae88a8"/>
    </style:style>
    <style:style style:name="P68" style:family="paragraph" style:parent-style-name="Text_20_body" style:list-style-name="L1">
      <style:paragraph-properties fo:margin-top="0in" fo:margin-bottom="0in" loext:contextual-spacing="false"/>
    </style:style>
    <style:style style:name="P69" style:family="paragraph" style:parent-style-name="Text_20_body" style:list-style-name="L2">
      <style:paragraph-properties fo:margin-top="0in" fo:margin-bottom="0in" loext:contextual-spacing="false"/>
    </style:style>
    <style:style style:name="P70" style:family="paragraph" style:parent-style-name="Heading_20_1">
      <style:text-properties fo:font-style="normal" officeooo:rsid="0593affb" officeooo:paragraph-rsid="0593affb" style:font-style-asian="normal" style:font-style-complex="normal"/>
    </style:style>
    <style:style style:name="P71" style:family="paragraph" style:parent-style-name="Heading_20_1">
      <style:text-properties fo:font-style="normal" officeooo:rsid="0593affb" officeooo:paragraph-rsid="0795494b" style:font-style-asian="normal" style:font-style-complex="normal"/>
    </style:style>
    <style:style style:name="P72" style:family="paragraph" style:parent-style-name="Heading_20_1">
      <style:paragraph-properties fo:break-before="page"/>
      <style:text-properties fo:font-style="normal" officeooo:rsid="0593affb" officeooo:paragraph-rsid="0752d011" style:font-style-asian="normal" style:font-style-complex="normal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6c4dfe7" style:font-style-asian="normal" style:font-style-complex="normal"/>
    </style:style>
    <style:style style:name="T6" style:family="text">
      <style:text-properties fo:font-style="normal" officeooo:rsid="073f233a" style:font-style-asian="normal" style:font-style-complex="normal"/>
    </style:style>
    <style:style style:name="T7" style:family="text">
      <style:text-properties fo:font-style="normal" officeooo:rsid="074d84c9" style:font-style-asian="normal" style:font-style-complex="normal"/>
    </style:style>
    <style:style style:name="T8" style:family="text">
      <style:text-properties fo:font-style="normal" officeooo:rsid="07579236" style:font-style-asian="normal" style:font-style-complex="normal"/>
    </style:style>
    <style:style style:name="T9" style:family="text">
      <style:text-properties fo:font-style="normal" officeooo:rsid="07583218" style:font-style-asian="normal" style:font-style-complex="normal"/>
    </style:style>
    <style:style style:name="T10" style:family="text">
      <style:text-properties fo:font-style="normal" officeooo:rsid="075b08d9" style:font-style-asian="normal" style:font-style-complex="normal"/>
    </style:style>
    <style:style style:name="T11" style:family="text">
      <style:text-properties fo:font-style="normal" officeooo:rsid="07606f89" style:font-style-asian="normal" style:font-style-complex="normal"/>
    </style:style>
    <style:style style:name="T12" style:family="text">
      <style:text-properties fo:font-style="normal" officeooo:rsid="076275ea" style:font-style-asian="normal" style:font-style-complex="normal"/>
    </style:style>
    <style:style style:name="T13" style:family="text">
      <style:text-properties fo:font-style="normal" officeooo:rsid="077eeccb" style:font-style-asian="normal" style:font-style-complex="normal"/>
    </style:style>
    <style:style style:name="T14" style:family="text">
      <style:text-properties fo:font-style="normal" officeooo:rsid="078066e9" style:font-style-asian="normal" style:font-style-complex="normal"/>
    </style:style>
    <style:style style:name="T15" style:family="text">
      <style:text-properties fo:font-style="normal" officeooo:rsid="07860974" style:font-style-asian="normal" style:font-style-complex="normal"/>
    </style:style>
    <style:style style:name="T16" style:family="text">
      <style:text-properties fo:font-style="normal" officeooo:rsid="078dd46d" style:font-style-asian="normal" style:font-style-complex="normal"/>
    </style:style>
    <style:style style:name="T17" style:family="text">
      <style:text-properties fo:font-style="normal" officeooo:rsid="078e4cd9" style:font-style-asian="normal" style:font-style-complex="normal"/>
    </style:style>
    <style:style style:name="T18" style:family="text">
      <style:text-properties fo:font-style="normal" officeooo:rsid="078f9710" style:font-style-asian="normal" style:font-style-complex="normal"/>
    </style:style>
    <style:style style:name="T19" style:family="text">
      <style:text-properties fo:font-style="normal" officeooo:rsid="07979a8a" style:font-style-asian="normal" style:font-style-complex="normal"/>
    </style:style>
    <style:style style:name="T20" style:family="text">
      <style:text-properties fo:font-style="normal" officeooo:rsid="07ab2e51" style:font-style-asian="normal" style:font-style-complex="normal"/>
    </style:style>
    <style:style style:name="T21" style:family="text">
      <style:text-properties fo:font-style="normal" officeooo:rsid="07acc8cc" style:font-style-asian="normal" style:font-style-complex="normal"/>
    </style:style>
    <style:style style:name="T22" style:family="text">
      <style:text-properties fo:font-style="normal" officeooo:rsid="07ad2e2e" style:font-style-asian="normal" style:font-style-complex="normal"/>
    </style:style>
    <style:style style:name="T23" style:family="text">
      <style:text-properties fo:font-style="normal" fo:font-weight="normal" officeooo:rsid="0755b6b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770085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7754a5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775cae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74d84c9" style:font-style-asian="normal" style:font-weight-asian="bold" style:font-style-complex="normal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6c1a0a4" style:font-weight-asian="normal" style:font-weight-complex="normal"/>
    </style:style>
    <style:style style:name="T30" style:family="text">
      <style:text-properties fo:font-weight="normal" officeooo:rsid="076a27ab" style:font-weight-asian="normal" style:font-weight-complex="normal"/>
    </style:style>
    <style:style style:name="T31" style:family="text">
      <style:text-properties fo:font-weight="normal" officeooo:rsid="076b177c" style:font-weight-asian="normal" style:font-weight-complex="normal"/>
    </style:style>
    <style:style style:name="T32" style:family="text">
      <style:text-properties fo:font-weight="normal" officeooo:rsid="078074ca" style:font-weight-asian="normal" style:font-weight-complex="normal"/>
    </style:style>
    <style:style style:name="T33" style:family="text">
      <style:text-properties fo:font-weight="normal" officeooo:rsid="07814eb3" style:font-weight-asian="normal" style:font-weight-complex="normal"/>
    </style:style>
    <style:style style:name="T34" style:family="text">
      <style:text-properties fo:font-weight="normal" officeooo:rsid="07893c47" style:font-weight-asian="normal" style:font-weight-complex="normal"/>
    </style:style>
    <style:style style:name="T35" style:family="text">
      <style:text-properties fo:font-weight="normal" officeooo:rsid="07a73bc4" style:font-weight-asian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74d84c9" style:font-style-asian="italic" style:font-style-complex="italic"/>
    </style:style>
    <style:style style:name="T38" style:family="text">
      <style:text-properties fo:font-style="italic" officeooo:rsid="07606f89" style:font-style-asian="italic" style:font-style-complex="italic"/>
    </style:style>
    <style:style style:name="T39" style:family="text">
      <style:text-properties fo:font-style="italic" officeooo:rsid="078066e9" style:font-style-asian="italic" style:font-style-complex="italic"/>
    </style:style>
    <style:style style:name="T40" style:family="text">
      <style:text-properties fo:font-style="italic" officeooo:rsid="07860974" style:font-style-asian="italic" style:font-style-complex="italic"/>
    </style:style>
    <style:style style:name="T41" style:family="text">
      <style:text-properties fo:font-style="italic" officeooo:rsid="078dd46d" style:font-style-asian="italic" style:font-style-complex="italic"/>
    </style:style>
    <style:style style:name="T42" style:family="text">
      <style:text-properties fo:font-style="italic" officeooo:rsid="078e4cd9" style:font-style-asian="italic" style:font-style-complex="italic"/>
    </style:style>
    <style:style style:name="T43" style:family="text">
      <style:text-properties fo:font-style="italic" officeooo:rsid="078f9710" style:font-style-asian="italic" style:font-style-complex="italic"/>
    </style:style>
    <style:style style:name="T44" style:family="text">
      <style:text-properties fo:font-style="italic" officeooo:rsid="07ab2e51" style:font-style-asian="italic" style:font-style-complex="italic"/>
    </style:style>
    <style:style style:name="T45" style:family="text">
      <style:text-properties fo:font-style="italic" officeooo:rsid="07acc8cc" style:font-style-asian="italic" style:font-style-complex="italic"/>
    </style:style>
    <style:style style:name="T46" style:family="text">
      <style:text-properties fo:font-style="italic" officeooo:rsid="07ad2e2e" style:font-style-asian="italic" style:font-style-complex="italic"/>
    </style:style>
    <style:style style:name="T47" style:family="text">
      <style:text-properties fo:font-style="italic" fo:font-weight="normal" officeooo:rsid="0775caeb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7762fb2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777e2eb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7893c47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officeooo:rsid="06923a9c"/>
    </style:style>
    <style:style style:name="T53" style:family="text">
      <style:text-properties officeooo:rsid="06c1a0a4"/>
    </style:style>
    <style:style style:name="T54" style:family="text">
      <style:text-properties officeooo:rsid="07349d2d"/>
    </style:style>
    <style:style style:name="T55" style:family="text">
      <style:text-properties officeooo:rsid="07355e26"/>
    </style:style>
    <style:style style:name="T56" style:family="text">
      <style:text-properties officeooo:rsid="0736b4a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76c15bc" style:font-weight-asian="bold" style:font-weight-complex="bold"/>
    </style:style>
    <style:style style:name="T59" style:family="text">
      <style:text-properties fo:font-weight="bold" officeooo:rsid="07814eb3" style:font-weight-asian="bold" style:font-weight-complex="bold"/>
    </style:style>
    <style:style style:name="T60" style:family="text">
      <style:text-properties officeooo:rsid="075d0418"/>
    </style:style>
    <style:style style:name="T61" style:family="text">
      <style:text-properties officeooo:rsid="075fe416"/>
    </style:style>
    <style:style style:name="T62" style:family="text">
      <style:text-properties officeooo:rsid="0765f656"/>
    </style:style>
    <style:style style:name="T63" style:family="text">
      <style:text-properties officeooo:rsid="0768316c"/>
    </style:style>
    <style:style style:name="T64" style:family="text">
      <style:text-properties officeooo:rsid="078d2c93"/>
    </style:style>
    <style:style style:name="T65" style:family="text">
      <style:text-properties officeooo:rsid="0795494b"/>
    </style:style>
    <style:style style:name="T66" style:family="text">
      <style:text-properties officeooo:rsid="07b2190a"/>
    </style:style>
    <style:style style:name="T67" style:family="text">
      <style:text-properties officeooo:rsid="07b4391b"/>
    </style:style>
    <style:style style:name="T68" style:family="text">
      <style:text-properties officeooo:rsid="07b5e4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>Section 1: <text:span text:style-name="T56">Predicates</text:span></text:h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Standard"><text:span text:style-name="Emphasis"><text:span text:style-name="T57">Definition: Predicate</text:span></text:span></text:p>
            <text:p text:style-name="Text_20_body">A <text:span text:style-name="Strong_20_Emphasis">predicate</text:span> <text:span text:style-name="Emphasis">P(x)</text:span> is a statement that incorporates a variable <text:span text:style-name="Emphasis">x</text:span>, such that whenever <text:span text:style-name="Emphasis">x</text:span> is replaced by a value, the resulting proposition is unambiguously true or false.</text:p>
            <text:p text:style-name="P28">Example:</text:p>
            <text:p text:style-name="P27"><text:span text:style-name="T36">p</text:span> is the proposition, “x &gt; 10”. It can either be true or false, but we cannot tell without additional information, so we build truth tables to show the possible results.</text:p>
            <text:p text:style-name="P29">P(x)<text:span text:style-name="T4"> is the predicate, “x &gt; 10”. </text:span><text:span text:style-name="T6">Now, we can tell whether it is true or false based on what is plugged into P. P(2) is false, but P(12) is true.</text:span>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Exercise 1</text:p>
          </table:table-cell>
          <table:table-cell table:style-name="Table1.A1" office:value-type="string">
            <text:p text:style-name="P9"><text:span text:style-name="T68">15</text:span>%</text:p>
          </table:table-cell>
        </table:table-row>
      </table:table>
      <text:p text:style-name="Standard"/>
      <text:p text:style-name="P31"><text:span text:style-name="T4">For each of the predicates, replace </text:span><text:span text:style-name="T36">x</text:span><text:span text:style-name="T4"> with the values 2, 23, -5, and 15. Specify whether the result is true or fals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(a) <text:span text:style-name="T36">P(x)</text:span> is “<draw:frame draw:style-name="fr1" draw:name="Object6" text:anchor-type="as-char" svg:y="-0.1484in" svg:width="0.4535in" svg:height="0.1839in" draw:z-index="0"><draw:object xlink:href="./Object 6" xlink:type="simple" xlink:show="embed" xlink:actuate="onLoad"/><draw:image xlink:href="./ObjectReplacements/Object 6" xlink:type="simple" xlink:show="embed" xlink:actuate="onLoad"/></draw:frame>”</text:p>
          </table:table-cell>
          <table:table-cell table:style-name="Table3.A1" office:value-type="string">
            <text:p text:style-name="P43"><text:span text:style-name="T5">(</text:span><text:span text:style-name="T4">b) </text:span><text:span text:style-name="T36">Q(x)</text:span><text:span text:style-name="T4"> is “</text:span><text:span text:style-name="T4"><draw:frame draw:style-name="fr1" draw:name="Object5" text:anchor-type="as-char" svg:y="-0.1484in" svg:width="0.478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”</text:span></text:p>
          </table:table-cell>
          <table:table-cell table:style-name="Table3.A1" office:value-type="string">
            <text:p text:style-name="P45"><text:span text:style-name="T5">(</text:span><text:span text:style-name="T4">c) </text:span><text:span text:style-name="T36">R(x)</text:span><text:span text:style-name="T4"> is “</text:span><text:span text:style-name="T4"><draw:frame draw:style-name="fr1" draw:name="Object7" text:anchor-type="as-char" svg:y="-0.152in" svg:width="1.1264in" svg:height="0.1992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”</text:span>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ext_20_body"><text:span text:style-name="Emphasis"><text:span text:style-name="T4">When we’re working with predicates, we will also define the domain.</text:span></text:span></text:p>
            <text:p text:style-name="Text_20_body"><text:span text:style-name="Emphasis"><text:span text:style-name="T7">The </text:span></text:span><text:span text:style-name="Emphasis"><text:span text:style-name="T27">domain</text:span></text:span><text:span text:style-name="Emphasis"><text:span text:style-name="T7"> is a set of numbers that are possible inputs for our predicate, </text:span></text:span><text:span text:style-name="Emphasis"><text:span text:style-name="T37">P(x)</text:span></text:span><text:span text:style-name="Emphasis"><text:span text:style-name="T7">. In other words, when we plug a value into </text:span></text:span><text:span text:style-name="Emphasis"><text:span text:style-name="T37">x</text:span></text:span><text:span text:style-name="Emphasis"><text:span text:style-name="T7">, it will be a number from the domain.</text:span></text:span></text:p>
          </table:table-cell>
        </table:table-row>
      </table:table>
      <text:p text:style-name="P2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Exercise <text:span text:style-name="T52">2</text:span></text:p>
          </table:table-cell>
          <table:table-cell table:style-name="Table9.A1" office:value-type="string">
            <text:p text:style-name="P10"><text:span text:style-name="T68">20</text:span>%</text:p>
          </table:table-cell>
        </table:table-row>
      </table:table>
      <text:p text:style-name="P14"/>
      <text:p text:style-name="P21">For the following predicates and domain sets given, specify whether the predicate is true for <text:span text:style-name="T57">all members of the domain</text:span><text:span text:style-name="T28">, </text:span><text:span text:style-name="T57">some members of the domain</text:span><text:span text:style-name="T28">, or </text:span><text:span text:style-name="T57">no members of the domain</text:span><text:span text:style-name="T28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(a) <text:span text:style-name="T36">P(x)</text:span> is “<draw:frame draw:style-name="fr1" draw:name="Object1" text:anchor-type="as-char" svg:y="-0.1484in" svg:width="0.4535in" svg:height="0.183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”</text:p>
            <text:p text:style-name="P48"><text:tab/>Domain is { 10, 12, 14, 16, 18 }</text:p>
          </table:table-cell>
          <table:table-cell table:style-name="Table4.A1" office:value-type="string">
            <text:p text:style-name="P44"><text:span text:style-name="T5">(</text:span><text:span text:style-name="T4">b) </text:span><text:span text:style-name="T36">Q(x)</text:span><text:span text:style-name="T4"> is “</text:span><text:span text:style-name="T4"><draw:frame draw:style-name="fr1" draw:name="Object2" text:anchor-type="as-char" svg:y="-0.1484in" svg:width="0.478in" svg:height="0.18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”</text:span></text:p>
            <text:p text:style-name="P44"><text:span text:style-name="T4"><text:tab/></text:span><text:span text:style-name="T8">Domain is { 0, 1, 2, 3 }</text:span></text:p>
          </table:table-cell>
        </table:table-row>
        <table:table-row>
          <table:table-cell table:style-name="Table4.A1" office:value-type="string">
            <text:p text:style-name="P46"><text:span text:style-name="T5">(</text:span><text:span text:style-name="T4">c) </text:span><text:span text:style-name="T36">R(x)</text:span><text:span text:style-name="T4"> is “</text:span><text:span text:style-name="T4"><draw:frame draw:style-name="fr1" draw:name="Object3" text:anchor-type="as-char" svg:y="-0.152in" svg:width="1.1264in" svg:height="0.199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”</text:span></text:p>
            <text:p text:style-name="P46"><text:span text:style-name="T4"><text:tab/></text:span><text:span text:style-name="T9">Domain is { 0, 1, 2 }</text:span></text:p>
          </table:table-cell>
          <table:table-cell table:style-name="Table4.A1" office:value-type="string">
            <text:p text:style-name="P47"><text:span text:style-name="T5">(</text:span><text:span text:style-name="T4">c) </text:span><text:span text:style-name="T36">R(x)</text:span><text:span text:style-name="T4"> is “</text:span><text:span text:style-name="T4"><draw:frame draw:style-name="fr1" draw:name="Object4" text:anchor-type="as-char" svg:y="-0.152in" svg:width="1.0425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”</text:span></text:p>
            <text:p text:style-name="P47"><text:span text:style-name="T4"><text:tab/></text:span><text:span text:style-name="T9">Domain is { </text:span><text:span text:style-name="T10">2, 3, 4</text:span><text:span text:style-name="T9"> }</text:span></text:p>
          </table:table-cell>
        </table:table-row>
      </table:table>
      <text:h text:style-name="P72" text:outline-level="1">Section <text:span text:style-name="T53">2</text:span>: <text:span text:style-name="T60">Quantifier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ext_20_body"><text:span text:style-name="T61">When we’re working with predicates and domains, we can specify that the variable </text:span><text:span text:style-name="T38">x</text:span><text:span text:style-name="T11"> is some number in the domain, symbolically, this way: </text:span><text:span text:style-name="T11"><draw:frame draw:style-name="fr1" draw:name="Object8" text:anchor-type="as-char" svg:y="-0.1484in" svg:width="0.4374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. </text:span><text:span text:style-name="T12">This is read as, “x exists in domain D”.</text:span></text:p>
            <text:p text:style-name="P32">We can further symbolize questions like in Exercise 2, with symbols <draw:frame draw:style-name="fr1" draw:name="Object9" text:anchor-type="as-char" svg:y="-0.1319in" svg:width="0.2327in" svg:height="0.1409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62">and </text:span><text:span text:style-name="T62"><draw:frame draw:style-name="fr1" draw:name="Object10" text:anchor-type="as-char" svg:y="-0.1228in" svg:width="0.1874in" svg:height="0.131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2">.</text:span></text:p>
            <text:p text:style-name="P30">Definitions</text:p>
            <text:list xml:id="list8301083482808222246" text:style-name="L1">
              <text:list-item>
                <text:p text:style-name="P68">The symbol <text:span text:style-name="Strong_20_Emphasis">∈</text:span> indicates membership in a set. For example, "<text:span text:style-name="Emphasis">k ∈ D</text:span>" means that <text:span text:style-name="Emphasis">k</text:span> is a member of the set <text:span text:style-name="Emphasis">D</text:span>. </text:p>
              </text:list-item>
              <text:list-item>
                <text:p text:style-name="P68">The symbol <text:span text:style-name="Strong_20_Emphasis">∀</text:span> means "for all" or "for every". </text:p>
              </text:list-item>
              <text:list-item>
                <text:p text:style-name="P68">The symbol <text:span text:style-name="Strong_20_Emphasis">∃</text:span> means "there is (at least one)" or "there exists (at least one)". </text:p>
              </text:list-item>
              <text:list-item>
                <text:p text:style-name="P54">The symbols <text:span text:style-name="Strong_20_Emphasis">∀</text:span> and <text:span text:style-name="Strong_20_Emphasis">∃</text:span> are called <text:span text:style-name="Strong_20_Emphasis">quantifiers</text:span>. When we use quantifiers with a predicate, we refer to the resulting statement as a <text:span text:style-name="Strong_20_Emphasis">quantified predicate.</text:span></text:p>
              </text:list-item>
            </text:list>
            <text:p text:style-name="P33"><text:span text:style-name="Strong_20_Emphasis"><text:span text:style-name="T58">Example</text:span></text:span></text:p>
            <text:p text:style-name="P23"><text:span text:style-name="Strong_20_Emphasis"><text:span text:style-name="T29">F</text:span></text:span><text:span text:style-name="Strong_20_Emphasis"><text:span text:style-name="T28">or the following predicate, </text:span></text:span><text:span text:style-name="Strong_20_Emphasis"><text:span text:style-name="T30">rewrite the sentence </text:span></text:span><text:span text:style-name="Strong_20_Emphasis"><text:span text:style-name="T31">symbolically:</text:span></text:span></text:p>
            <text:p text:style-name="Text_20_body"><text:span text:style-name="T36">P(x)</text:span> is “<draw:frame draw:style-name="fr1" draw:name="Object11" text:anchor-type="as-char" svg:y="-0.1484in" svg:width="0.4535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”, <text:span text:style-name="Strong_20_Emphasis"><text:span text:style-name="T23">Domain </text:span></text:span><text:span text:style-name="Strong_20_Emphasis"><text:span text:style-name="T25">D </text:span></text:span><text:span text:style-name="Strong_20_Emphasis"><text:span text:style-name="T23">is { </text:span></text:span><text:span text:style-name="Strong_20_Emphasis"><text:span text:style-name="T24">16, 17, 18</text:span></text:span><text:span text:style-name="Strong_20_Emphasis"><text:span text:style-name="T23"> }, </text:span></text:span><text:span text:style-name="Strong_20_Emphasis"><text:span text:style-name="T26">and as we can see, for every value of </text:span></text:span><text:span text:style-name="Strong_20_Emphasis"><text:span text:style-name="T47">x</text:span></text:span><text:span text:style-name="Strong_20_Emphasis"><text:span text:style-name="T26">, the predicate is true.</text:span></text:span></text:p>
            <text:p text:style-name="P34"><text:span text:style-name="Strong_20_Emphasis"><text:span text:style-name="T57"><draw:frame draw:style-name="fr1" draw:name="Object12" text:anchor-type="as-char" svg:y="-0.152in" svg:width="1.0291in" svg:height="0.1992in" draw:z-index="11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Strong_20_Emphasis"><text:span text:style-name="T48"> (“For all x in D, </text:span></text:span><text:span text:style-name="Strong_20_Emphasis"><text:span text:style-name="T49">x is greater than 15</text:span></text:span><text:span text:style-name="Strong_20_Emphasis"><text:span text:style-name="T48">.”)</text:span></text:span>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Exercise <text:span text:style-name="T63">3</text:span></text:p>
          </table:table-cell>
          <table:table-cell table:style-name="Table6.A1" office:value-type="string">
            <text:p text:style-name="P11"><text:span text:style-name="T68">12</text:span>%</text:p>
          </table:table-cell>
        </table:table-row>
      </table:table>
      <text:p text:style-name="P15"/>
      <text:p text:style-name="P22"><text:span text:style-name="T29">F</text:span><text:span text:style-name="T28">or the following predicates, </text:span><text:span text:style-name="T30">rewrite the sentence </text:span><text:span text:style-name="T31">symbolically. </text:span><text:span text:style-name="T32">D = { 3, 4, 5, 10, 20, 25 }. </text:span><text:span text:style-name="T33">After writing, determine whether the statement is </text:span><text:span text:style-name="T59">true</text:span><text:span text:style-name="T33"> or </text:span><text:span text:style-name="T59">false</text:span><text:span text:style-name="T33">. </text:span><text:span text:style-name="T34">You can write the predicate as-is; it does not need to be specified as </text:span><text:span text:style-name="T50">P(s)</text:span><text:span text:style-name="T34">.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9">(a)<text:span text:style-name="T13"> </text:span><text:span text:style-name="T14">For every </text:span><text:span text:style-name="T39">n</text:span><text:span text:style-name="T14"> that is a member of domain </text:span><text:span text:style-name="T39">D</text:span><text:span text:style-name="T14">, </text:span><text:span text:style-name="T14"><draw:frame draw:style-name="fr1" draw:name="Object13" text:anchor-type="as-char" svg:y="-0.1484in" svg:width="0.4492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.</text:span></text:p>
          </table:table-cell>
        </table:table-row>
        <table:table-row>
          <table:table-cell table:style-name="Table7.A1" office:value-type="string">
            <text:p text:style-name="P50">(b) For all <text:span text:style-name="T36">n</text:span><text:span text:style-name="T4"> in the set </text:span><text:span text:style-name="T36">D</text:span><text:span text:style-name="T4">, </text:span><text:span text:style-name="T4"><draw:frame draw:style-name="fr1" draw:name="Object14" text:anchor-type="as-char" svg:y="-0.1484in" svg:width="0.366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or </text:span><text:span text:style-name="T40">n</text:span><text:span text:style-name="T15"> is a multiple of 5.</text:span></text:p>
          </table:table-cell>
        </table:table-row>
      </table:table>
      <text:p text:style-name="P55"/>
      <text:p text:style-name="P4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Exercise <text:span text:style-name="T64">4</text:span></text:p>
          </table:table-cell>
          <table:table-cell table:style-name="Table8.A1" office:value-type="string">
            <text:p text:style-name="P12"><text:span text:style-name="T68">14</text:span>%</text:p>
          </table:table-cell>
        </table:table-row>
      </table:table>
      <text:p text:style-name="P16"/>
      <text:p text:style-name="P24"><text:span text:style-name="T29">F</text:span><text:span text:style-name="T28">or the following predicates, </text:span><text:span text:style-name="T30">rewrite the sentence </text:span><text:span text:style-name="T31">symbolically. </text:span><text:span text:style-name="T32">D = { 3, 4, 5, 10, 20, 25 }. </text:span><text:span text:style-name="T33">After writing, determine whether the statement is </text:span><text:span text:style-name="T59">true</text:span><text:span text:style-name="T33"> or </text:span><text:span text:style-name="T59">false</text:span><text:span text:style-name="T33">. </text:span><text:span text:style-name="T34">You can write the predicate as-is; it does not need to be specified as </text:span><text:span text:style-name="T50">P(s)</text:span><text:span text:style-name="T34">. 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ext_20_body">(a)<text:span text:style-name="T13"> </text:span><text:span text:style-name="T16">There is (at least one) </text:span><text:span text:style-name="T41">k</text:span><text:span text:style-name="T16"> in the set </text:span><text:span text:style-name="T41">D</text:span><text:span text:style-name="T16"> with the property that </text:span><text:span text:style-name="T16"><draw:frame draw:style-name="fr1" draw:name="Object15" text:anchor-type="as-char" svg:y="-0.172in" svg:width="0.2173in" svg:height="0.2075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is also in the set </text:span><text:span text:style-name="T42">D</text:span><text:span text:style-name="T17">.</text:span></text:p>
            <text:p text:style-name="Text_20_body"><text:span text:style-name="T17">(</text:span><text:span text:style-name="T4">How can you specify the predicate “</text:span><text:span text:style-name="T16"><draw:frame draw:style-name="fr1" draw:name="Object17" text:anchor-type="as-char" svg:y="-0.172in" svg:width="0.2173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7">is also in the set </text:span><text:span text:style-name="T42">D</text:span><text:span text:style-name="T17">” </text:span><text:span text:style-name="T4">symbolically?)</text:span></text:p>
          </table:table-cell>
        </table:table-row>
        <table:table-row>
          <table:table-cell table:style-name="Table10.A1" office:value-type="string">
            <text:p text:style-name="Text_20_body">(b) <text:span text:style-name="T18">There exists </text:span><text:span text:style-name="T43">m</text:span><text:span text:style-name="T18">, a member of </text:span><text:span text:style-name="T43">D</text:span><text:span text:style-name="T18">, such that </text:span><text:span text:style-name="T18"><draw:frame draw:style-name="fr1" draw:name="Object16" text:anchor-type="as-char" svg:y="-0.1484in" svg:width="0.428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8">.</text:span></text:p>
          </table:table-cell>
        </table:table-row>
      </table:table>
      <text:p text:style-name="P57"/>
      <text:h text:style-name="P71" text:outline-level="1">Section <text:span text:style-name="T65">3</text:span>: <text:span text:style-name="T65">Negating Quantifiers</text:span></text:h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Text_20_body"><text:span text:style-name="Strong_20_Emphasis"><text:span text:style-name="T51">Proposition 1</text:span></text:span></text:p>
            <text:p text:style-name="Text_20_body">For any predicates <text:span text:style-name="Emphasis">P</text:span> and <text:span text:style-name="Emphasis">Q</text:span> over a domain <text:span text:style-name="Emphasis">D</text:span>,</text:p>
            <text:list xml:id="list3956642703728296857" text:style-name="L2">
              <text:list-item>
                <text:p text:style-name="P69">The negation of <text:span text:style-name="Strong_20_Emphasis">∀x∈D, P(x)</text:span> is <text:span text:style-name="Strong_20_Emphasis">∃x∈D, ¬P(x)</text:span> </text:p>
              </text:list-item>
              <text:list-item>
                <text:p text:style-name="P61">The negation of <text:span text:style-name="Strong_20_Emphasis">∃x∈D, Q(x)</text:span> is<text:span text:style-name="Strong_20_Emphasis"> ∀x∈D, ¬Q(x)</text:span> </text:p>
              </text:list-item>
            </text:list>
            <text:p text:style-name="P38">When negating a predicate that uses an equal sign, the negation would be “not equals”:</text:p>
            <text:p text:style-name="P39"><draw:frame draw:style-name="fr1" draw:name="Object22" text:anchor-type="as-char" svg:y="-0.152in" svg:width="1.0756in" svg:height="0.1992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</table:table>
      <text:p text:style-name="P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Exercise <text:span text:style-name="T66">5</text:span></text:p>
          </table:table-cell>
          <table:table-cell table:style-name="Table12.A1" office:value-type="string">
            <text:p text:style-name="P13"><text:span text:style-name="T68">15</text:span>%</text:p>
          </table:table-cell>
        </table:table-row>
      </table:table>
      <text:p text:style-name="P17"/>
      <text:p text:style-name="P26"><text:span text:style-name="T34">W</text:span><text:span text:style-name="T28">rite the negation of each of these statements, simplified so as not to require the </text:span><text:span text:style-name="T28"><draw:frame draw:style-name="fr1" draw:name="Object18" text:anchor-type="as-char" svg:y="-0.1484in" svg:width="0.1874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8">symbol to the left of any quantifier.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5"><text:span text:style-name="T17">(</text:span><text:span text:style-name="T4">a) </text:span><text:span text:style-name="T4"><draw:frame draw:style-name="fr1" draw:name="Object19" text:anchor-type="as-char" svg:y="-0.1528in" svg:width="1.9008in" svg:height="0.2047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  </table:table-cell>
        </table:table-row>
        <table:table-row>
          <table:table-cell table:style-name="Table13.A1" office:value-type="string">
            <text:p text:style-name="P36"><text:span text:style-name="T18">(</text:span><text:span text:style-name="T4">b) </text:span><text:span text:style-name="T4"><draw:frame draw:style-name="fr1" draw:name="Object20" text:anchor-type="as-char" svg:y="-0.1484in" svg:width="1.5429in" svg:height="0.184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  <table:table-row>
          <table:table-cell table:style-name="Table13.A1" office:value-type="string">
            <text:p text:style-name="P37">(c) <draw:frame draw:style-name="fr1" draw:name="Object21" text:anchor-type="as-char" svg:y="-0.1535in" svg:width="2.7953in" svg:height="0.2047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</table:table>
      <text:p text:style-name="P56"/>
      <text:p text:style-name="P60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51">Exercise <text:span text:style-name="T66">6</text:span></text:p>
          </table:table-cell>
          <table:table-cell table:style-name="Table14.A1" office:value-type="string">
            <text:p text:style-name="P52"><text:span text:style-name="T67">24</text:span>%</text:p>
          </table:table-cell>
        </table:table-row>
      </table:table>
      <text:p text:style-name="P53"/>
      <text:p text:style-name="P63">Which elements of the set D = { 2, 4, 6, 8, 10, 12 } make the <text:span text:style-name="T57">negation</text:span><text:span text:style-name="T28"> </text:span><text:span text:style-name="T35">of each of these predicates true?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4"><text:span text:style-name="T17">(</text:span><text:span text:style-name="T4">a) </text:span><text:span text:style-name="T44">Q(n)</text:span><text:span text:style-name="T20"> is the predicate, “n &gt; 10”.</text:span></text:p>
          </table:table-cell>
        </table:table-row>
        <table:table-row>
          <table:table-cell table:style-name="Table15.A1" office:value-type="string">
            <text:p text:style-name="P65"><text:span text:style-name="T18">(</text:span><text:span text:style-name="T4">b) </text:span><text:span text:style-name="T45">R(n)</text:span><text:span text:style-name="T21"> is the predicate, “n is even”.</text:span></text:p>
          </table:table-cell>
        </table:table-row>
        <table:table-row>
          <table:table-cell table:style-name="Table15.A1" office:value-type="string">
            <text:p text:style-name="P66">(c) <text:span text:style-name="T46">S(k)</text:span><text:span text:style-name="T22"> is the predicate, “</text:span><text:span text:style-name="T22"><draw:frame draw:style-name="fr2" draw:name="Object23" text:anchor-type="as-char" svg:y="-0.172in" svg:width="0.4154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2">”</text:span></text:p>
          </table:table-cell>
        </table:table-row>
        <table:table-row>
          <table:table-cell table:style-name="Table15.A1" office:value-type="string">
            <text:p text:style-name="P67">(d) <text:span text:style-name="T36">T(m)</text:span><text:span text:style-name="T4"> is the predicate, “m – 2 is an element of D”.</text:span></text:p>
          </table:table-cell>
        </table:table-row>
      </table:table>
      <text:p text:style-name="P59"><text:span text:style-name="T35"/></text:p>
      <text:p text:style-name="P62"><text:span text:style-name="T35"/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4 Exercise</text:span><text:tab/><text:span text:style-name="MT2">CS 210, Spring 2017<text:tab/>Page </text:span><text:span text:style-name="MT2"><text:page-number text:select-page="current">2</text:page-number></text:span><text:span text:style-name="MT2"> of </text:span><text:span text:style-name="MT2"><text:page-count>4</text:page-count></text:span></text:p>
      </style:header>
      <style:footer>
        <text:p text:style-name="MP2"><text:span text:style-name="MT3">Last updated </text:span><text:date style:data-style-name="N84" text:date-value="2017-01-04T22:19:02.885972815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22:19:02.863666878</dc:date>
    <meta:editing-duration>PT14H59M37S</meta:editing-duration>
    <meta:editing-cycles>1873</meta:editing-cycles>
    <meta:generator>LibreOffice/5.1.4.2$Linux_X86_64 LibreOffice_project/10m0$Build-2</meta:generator>
    <dc:creator>Rachel Morris</dc:creator>
    <meta:document-statistic meta:table-count="16" meta:image-count="0" meta:object-count="23" meta:page-count="4" meta:paragraph-count="70" meta:word-count="745" meta:character-count="3719" meta:non-whitespace-character-count="3033"/>
  </office:meta>
</office:document-meta>
</file>

<file path=Object 1/content.xml><?xml version="1.0" encoding="utf-8"?>
<math xmlns="http://www.w3.org/1998/Math/MathML" display="block">
  <semantics>
    <mrow>
      <mi>x</mi>
      <mo stretchy="false">≤</mo>
      <mn>15</mn>
    </mrow>
    <annotation encoding="StarMath 5.0">x &lt;= 15</annotation>
  </semantics>
</math>
</file>

<file path=Object 10/content.xml><?xml version="1.0" encoding="utf-8"?>
<math xmlns="http://www.w3.org/1998/Math/MathML" display="block">
  <semantics>
    <mo stretchy="false">∃</mo>
    <annotation encoding="StarMath 5.0">exists</annotation>
  </semantics>
</math>
</file>

<file path=Object 11/content.xml><?xml version="1.0" encoding="utf-8"?>
<math xmlns="http://www.w3.org/1998/Math/MathML" display="block">
  <semantics>
    <mrow>
      <mi>x</mi>
      <mo stretchy="false">&gt;</mo>
      <mn>15</mn>
    </mrow>
    <annotation encoding="StarMath 5.0">x &gt; 15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P</mi>
      <mrow>
        <mo fence="true" stretchy="false">(</mo>
        <mrow>
          <mi>x</mi>
        </mrow>
        <mo fence="true" stretchy="false">)</mo>
      </mrow>
    </mrow>
    <annotation encoding="StarMath 5.0">forall x in D , P( x )</annotation>
  </semantics>
</math>
</file>

<file path=Object 13/content.xml><?xml version="1.0" encoding="utf-8"?>
<math xmlns="http://www.w3.org/1998/Math/MathML" display="block">
  <semantics>
    <mrow>
      <mi>n</mi>
      <mo stretchy="false">&lt;</mo>
      <mn>20</mn>
    </mrow>
    <annotation encoding="StarMath 5.0">n &lt; 20</annotation>
  </semantics>
</math>
</file>

<file path=Object 14/content.xml><?xml version="1.0" encoding="utf-8"?>
<math xmlns="http://www.w3.org/1998/Math/MathML" display="block">
  <semantics>
    <mrow>
      <mi>n</mi>
      <mo stretchy="false">&lt;</mo>
      <mn>5</mn>
    </mrow>
    <annotation encoding="StarMath 5.0">n &lt; 5</annotation>
  </semantics>
</math>
</file>

<file path=Object 15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16/content.xml><?xml version="1.0" encoding="utf-8"?>
<math xmlns="http://www.w3.org/1998/Math/MathML" display="block">
  <semantics>
    <mrow>
      <mi>m</mi>
      <mo stretchy="false">≥</mo>
      <mn>3</mn>
    </mrow>
    <annotation encoding="StarMath 5.0">m &gt;= 3</annotation>
  </semantics>
</math>
</file>

<file path=Object 17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18/content.xml><?xml version="1.0" encoding="utf-8"?>
<math xmlns="http://www.w3.org/1998/Math/MathML" display="block">
  <semantics>
    <mrow>
      <mo stretchy="false">¬</mo>
      <mrow/>
    </mrow>
    <annotation encoding="StarMath 5.0">neg {  }</annotation>
  </semantics>
</math>
</file>

<file path=Object 19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ℤ</mi>
      </mrow>
      <mi>,</mi>
      <mo stretchy="false">∃</mo>
      <mrow>
        <mi>y</mi>
        <mo stretchy="false">∈</mo>
        <mi mathvariant="normal">ℤ</mi>
      </mrow>
      <mi>,</mi>
      <mrow>
        <mi>x</mi>
        <mo stretchy="false">+</mo>
        <mn>2</mn>
      </mrow>
      <mrow>
        <mi>y</mi>
        <mo stretchy="false">=</mo>
        <mn>3</mn>
      </mrow>
    </mrow>
    <annotation encoding="StarMath 5.0">forall x in setZ, exists y in setZ, x + 2y = 3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&gt;</mo>
            <mn>5</mn>
          </mrow>
        </mrow>
        <mo fence="true" stretchy="false">)</mo>
      </mrow>
      <mo stretchy="false">∧</mo>
      <mrow>
        <mo fence="true" stretchy="false">(</mo>
        <mrow>
          <mrow>
            <mi>x</mi>
            <mo stretchy="false">&lt;</mo>
            <mn>20</mn>
          </mrow>
        </mrow>
        <mo fence="true" stretchy="false">)</mo>
      </mrow>
    </mrow>
    <annotation encoding="StarMath 5.0">( x &gt; 5 ) and ( x &lt; 20 )</annotation>
  </semantics>
</math>
</file>

<file path=Object 20/content.xml><?xml version="1.0" encoding="utf-8"?>
<math xmlns="http://www.w3.org/1998/Math/MathML" display="block">
  <semantics>
    <mrow>
      <mo stretchy="false">∃</mo>
      <mrow>
        <mi>x</mi>
        <mo stretchy="false">&gt;</mo>
        <mn>0,</mn>
      </mrow>
      <mo stretchy="false">∀</mo>
      <mrow>
        <mi>y</mi>
        <mo stretchy="false">&gt;</mo>
        <mn>0,</mn>
      </mrow>
      <mrow>
        <mrow>
          <mi>x</mi>
          <mo stretchy="false">⋅</mo>
          <mi>y</mi>
        </mrow>
        <mo stretchy="false">&lt;</mo>
        <mi>x</mi>
      </mrow>
    </mrow>
    <annotation encoding="StarMath 5.0">exists x &gt; 0, forall y &gt; 0, x cdot y &lt; x</annotation>
  </semantics>
</math>
</file>

<file path=Object 21/content.xml><?xml version="1.0" encoding="utf-8"?>
<math xmlns="http://www.w3.org/1998/Math/MathML" display="block">
  <semantics>
    <mrow>
      <mo stretchy="false">∃</mo>
      <mrow>
        <mi>x</mi>
        <mo stretchy="false">∈</mo>
        <mi mathvariant="normal">ℤ</mi>
      </mrow>
      <mi>,</mi>
      <mo stretchy="false">∃</mo>
      <mrow>
        <mi>y</mi>
        <mo stretchy="false">∈</mo>
        <mi mathvariant="normal">ℤ</mi>
      </mrow>
      <mi>,</mi>
      <mrow>
        <mrow>
          <mi>x</mi>
          <mo stretchy="false">+</mo>
          <mi>y</mi>
        </mrow>
        <mo stretchy="false">=</mo>
        <mn>13,</mn>
      </mrow>
      <mtext> and </mtext>
      <mrow>
        <mrow>
          <mi>x</mi>
          <mo stretchy="false">⋅</mo>
          <mi>y</mi>
        </mrow>
        <mo stretchy="false">=</mo>
        <mn>36</mn>
      </mrow>
    </mrow>
    <annotation encoding="StarMath 5.0">exists x in setZ, exists y in setZ, x + y = 13, " and " x cdot y = 36</annotation>
  </semantics>
</math>
</file>

<file path=Object 22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=</mo>
              <mi>b</mi>
            </mrow>
          </mrow>
          <mo fence="true" stretchy="false">)</mo>
        </mrow>
      </mrow>
      <mo stretchy="false">≡</mo>
      <mi>a</mi>
      <mo stretchy="false">≠</mo>
      <mi>b</mi>
    </mrow>
    <annotation encoding="StarMath 5.0">neg ( a = b ) equiv a &lt;&gt; b</annotation>
  </semantics>
</math>
</file>

<file path=Object 23/content.xml><?xml version="1.0" encoding="utf-8"?>
<math xmlns="http://www.w3.org/1998/Math/MathML" display="block">
  <semantics>
    <mrow>
      <msup>
        <mi>k</mi>
        <mn>2</mn>
      </msup>
      <mo stretchy="false">&lt;</mo>
      <mn>1</mn>
    </mrow>
    <annotation encoding="StarMath 5.0">k^2 &lt; 1</annotation>
  </semantics>
</math>
</file>

<file path=Object 3/content.xml><?xml version="1.0" encoding="utf-8"?>
<math xmlns="http://www.w3.org/1998/Math/MathML" display="block">
  <semantics>
    <mrow>
      <mi>x</mi>
      <mo stretchy="false">&gt;</mo>
      <mn>15</mn>
    </mrow>
    <annotation encoding="StarMath 5.0">x &gt; 15</annotation>
  </semantics>
</math>
</file>

<file path=Object 4/content.xml><?xml version="1.0" encoding="utf-8"?>
<math xmlns="http://www.w3.org/1998/Math/MathML" display="block">
  <semantics>
    <mrow>
      <mi>x</mi>
      <mo stretchy="false">≤</mo>
      <mn>15</mn>
    </mrow>
    <annotation encoding="StarMath 5.0">x &lt;= 15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&gt;</mo>
            <mn>5</mn>
          </mrow>
        </mrow>
        <mo fence="true" stretchy="false">)</mo>
      </mrow>
      <mo stretchy="false">∧</mo>
      <mrow>
        <mo fence="true" stretchy="false">(</mo>
        <mrow>
          <mrow>
            <mi>x</mi>
            <mo stretchy="false">&lt;</mo>
            <mn>20</mn>
          </mrow>
        </mrow>
        <mo fence="true" stretchy="false">)</mo>
      </mrow>
    </mrow>
    <annotation encoding="StarMath 5.0">( x &gt; 5 ) and ( x &lt; 20 )</annotation>
  </semantics>
</math>
</file>

<file path=Object 6/content.xml><?xml version="1.0" encoding="utf-8"?>
<math xmlns="http://www.w3.org/1998/Math/MathML" display="block">
  <semantics>
    <mrow>
      <mi>x</mi>
      <mo stretchy="false">&gt;</mo>
      <mn>15</mn>
    </mrow>
    <annotation encoding="StarMath 5.0">x &gt; 15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&gt;</mo>
            <mn>1</mn>
          </mrow>
        </mrow>
        <mo fence="true" stretchy="false">)</mo>
      </mrow>
      <mo stretchy="false">∧</mo>
      <mrow>
        <mo fence="true" stretchy="false">(</mo>
        <mrow>
          <mrow>
            <mi>x</mi>
            <mo stretchy="false">&lt;</mo>
            <mn>5</mn>
          </mrow>
        </mrow>
        <mo fence="true" stretchy="false">)</mo>
      </mrow>
    </mrow>
    <annotation encoding="StarMath 5.0">( x &gt; 1 ) and ( x &lt; 5 )</annotation>
  </semantics>
</math>
</file>

<file path=Object 8/content.xml><?xml version="1.0" encoding="utf-8"?>
<math xmlns="http://www.w3.org/1998/Math/MathML" display="block">
  <semantics>
    <mrow>
      <mi>x</mi>
      <mo stretchy="false">∈</mo>
      <mi>D</mi>
    </mrow>
    <annotation encoding="StarMath 5.0">x in D</annotation>
  </semantics>
</math>
</file>

<file path=Object 9/content.xml><?xml version="1.0" encoding="utf-8"?>
<math xmlns="http://www.w3.org/1998/Math/MathML" display="block">
  <semantics>
    <mo stretchy="false">∀</mo>
    <annotation encoding="StarMath 5.0">forall</annotation>
  </semantics>
</math>
</file>